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 style:writing-mode="rl-tb"/>
    </style:style>
    <style:style style:name="Table2.A" style:family="table-column">
      <style:table-column-properties style:column-width="0.6153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0.574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7021in"/>
    </style:style>
    <style:style style:name="Table2.G" style:family="table-column">
      <style:table-column-properties style:column-width="0.5049in"/>
    </style:style>
    <style:style style:name="Table2.H" style:family="table-column">
      <style:table-column-properties style:column-width="0.5146in"/>
    </style:style>
    <style:style style:name="Table2.I" style:family="table-column">
      <style:table-column-properties style:column-width="0.3368in"/>
    </style:style>
    <style:style style:name="Table2.J" style:family="table-column">
      <style:table-column-properties style:column-width="0.4875in"/>
    </style:style>
    <style:style style:name="Table2.L" style:family="table-column">
      <style:table-column-properties style:column-width="0.4889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6618in" style:rel-column-width="953*"/>
    </style:style>
    <style:style style:name="Table4.B" style:family="table-column">
      <style:table-column-properties style:column-width="0.3229in" style:rel-column-width="465*"/>
    </style:style>
    <style:style style:name="Table4.C" style:family="table-column">
      <style:table-column-properties style:column-width="1.1993in" style:rel-column-width="1727*"/>
    </style:style>
    <style:style style:name="Table4.D" style:family="table-column">
      <style:table-column-properties style:column-width="0.7944in" style:rel-column-width="1144*"/>
    </style:style>
    <style:style style:name="Table4.E" style:family="table-column">
      <style:table-column-properties style:column-width="0.8438in" style:rel-column-width="1215*"/>
    </style:style>
    <style:style style:name="Table4.F" style:family="table-column">
      <style:table-column-properties style:column-width="1.0486in" style:rel-column-width="1510*"/>
    </style:style>
    <style:style style:name="Table4.G" style:family="table-column">
      <style:table-column-properties style:column-width="0.5903in" style:rel-column-width="850*"/>
    </style:style>
    <style:style style:name="Table4.H" style:family="table-column">
      <style:table-column-properties style:column-width="1.2319in" style:rel-column-width="1774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H1" style:family="table-cell">
      <style:table-cell-properties fo:padding="0.0201in" fo:border="0.5pt solid #000000" style:writing-mode="page"/>
    </style:style>
    <style:style style:name="Table5" style:family="table">
      <style:table-properties style:width="6.6917in" table:align="left" style:shadow="none" style:may-break-between-rows="true" style:writing-mode="rl-tb" table:border-model="collapsing"/>
    </style:style>
    <style:style style:name="Table5.A" style:family="table-column">
      <style:table-column-properties style:column-width="1.6583in"/>
    </style:style>
    <style:style style:name="Table5.B" style:family="table-column">
      <style:table-column-properties style:column-width="1.7021in"/>
    </style:style>
    <style:style style:name="Table5.C" style:family="table-column">
      <style:table-column-properties style:column-width="0.7778in"/>
    </style:style>
    <style:style style:name="Table5.D" style:family="table-column">
      <style:table-column-properties style:column-width="0.7944in"/>
    </style:style>
    <style:style style:name="Table5.E" style:family="table-column">
      <style:table-column-properties style:column-width="1.1396in"/>
    </style:style>
    <style:style style:name="Table5.F" style:family="table-column">
      <style:table-column-properties style:column-width="0.61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97in" fo:margin-left="-0.1667in" table:align="left" style:writing-mode="rl-tb"/>
    </style:style>
    <style:style style:name="Table3.A" style:family="table-column">
      <style:table-column-properties style:column-width="0.7715in"/>
    </style:style>
    <style:style style:name="Table3.B" style:family="table-column">
      <style:table-column-properties style:column-width="0.55in"/>
    </style:style>
    <style:style style:name="Table3.C" style:family="table-column">
      <style:table-column-properties style:column-width="0.616in"/>
    </style:style>
    <style:style style:name="Table3.D" style:family="table-column">
      <style:table-column-properties style:column-width="0.4792in"/>
    </style:style>
    <style:style style:name="Table3.F" style:family="table-column">
      <style:table-column-properties style:column-width="0.3542in"/>
    </style:style>
    <style:style style:name="Table3.G" style:family="table-column">
      <style:table-column-properties style:column-width="0.4in"/>
    </style:style>
    <style:style style:name="Table3.H" style:family="table-column">
      <style:table-column-properties style:column-width="0.4028in"/>
    </style:style>
    <style:style style:name="Table3.I" style:family="table-column">
      <style:table-column-properties style:column-width="0.3688in"/>
    </style:style>
    <style:style style:name="Table3.J" style:family="table-column">
      <style:table-column-properties style:column-width="0.3118in"/>
    </style:style>
    <style:style style:name="Table3.K" style:family="table-column">
      <style:table-column-properties style:column-width="0.3743in"/>
    </style:style>
    <style:style style:name="Table3.L" style:family="table-column">
      <style:table-column-properties style:column-width="0.3813in"/>
    </style:style>
    <style:style style:name="Table3.M" style:family="table-column">
      <style:table-column-properties style:column-width="0.4583in"/>
    </style:style>
    <style:style style:name="Table3.N" style:family="table-column">
      <style:table-column-properties style:column-width="0.4257in"/>
    </style:style>
    <style:style style:name="Table3.O" style:family="table-column">
      <style:table-column-properties style:column-width="0.4868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O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184in" style:rel-column-width="1705*"/>
    </style:style>
    <style:style style:name="Table17.B" style:family="table-column">
      <style:table-column-properties style:column-width="1.6014in" style:rel-column-width="2306*"/>
    </style:style>
    <style:style style:name="Table17.C" style:family="table-column">
      <style:table-column-properties style:column-width="1.7021in" style:rel-column-width="2451*"/>
    </style:style>
    <style:style style:name="Table17.D" style:family="table-column">
      <style:table-column-properties style:column-width="1.3118in" style:rel-column-width="1889*"/>
    </style:style>
    <style:style style:name="Table17.E" style:family="table-column">
      <style:table-column-properties style:column-width="0.8938in" style:rel-column-width="128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24in" table:align="left" style:may-break-between-rows="true" style:writing-mode="rl-tb" table:border-model="collapsing"/>
    </style:style>
    <style:style style:name="Table6.A" style:family="table-column">
      <style:table-column-properties style:column-width="1.0479in"/>
    </style:style>
    <style:style style:name="Table6.B" style:family="table-column">
      <style:table-column-properties style:column-width="0.4986in"/>
    </style:style>
    <style:style style:name="Table6.C" style:family="table-column">
      <style:table-column-properties style:column-width="0.634in"/>
    </style:style>
    <style:style style:name="Table6.D" style:family="table-column">
      <style:table-column-properties style:column-width="0.4375in"/>
    </style:style>
    <style:style style:name="Table6.E" style:family="table-column">
      <style:table-column-properties style:column-width="0.8368in"/>
    </style:style>
    <style:style style:name="Table6.F" style:family="table-column">
      <style:table-column-properties style:column-width="0.8417in"/>
    </style:style>
    <style:style style:name="Table6.G" style:family="table-column">
      <style:table-column-properties style:column-width="0.9125in"/>
    </style:style>
    <style:style style:name="Table6.H" style:family="table-column">
      <style:table-column-properties style:column-width="1.483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1.0486in" style:rel-column-width="1510*"/>
    </style:style>
    <style:style style:name="Table1.B" style:family="table-column">
      <style:table-column-properties style:column-width="0.4986in" style:rel-column-width="718*"/>
    </style:style>
    <style:style style:name="Table1.C" style:family="table-column">
      <style:table-column-properties style:column-width="0.634in" style:rel-column-width="913*"/>
    </style:style>
    <style:style style:name="Table1.D" style:family="table-column">
      <style:table-column-properties style:column-width="0.4375in" style:rel-column-width="630*"/>
    </style:style>
    <style:style style:name="Table1.E" style:family="table-column">
      <style:table-column-properties style:column-width="0.8368in" style:rel-column-width="1205*"/>
    </style:style>
    <style:style style:name="Table1.F" style:family="table-column">
      <style:table-column-properties style:column-width="0.8417in" style:rel-column-width="1212*"/>
    </style:style>
    <style:style style:name="Table1.G" style:family="table-column">
      <style:table-column-properties style:column-width="0.9125in" style:rel-column-width="1314*"/>
    </style:style>
    <style:style style:name="Table1.H" style:family="table-column">
      <style:table-column-properties style:column-width="1.4833in" style:rel-column-width="213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1.0486in" style:rel-column-width="1510*"/>
    </style:style>
    <style:style style:name="Table7.B" style:family="table-column">
      <style:table-column-properties style:column-width="0.4986in" style:rel-column-width="718*"/>
    </style:style>
    <style:style style:name="Table7.C" style:family="table-column">
      <style:table-column-properties style:column-width="0.634in" style:rel-column-width="913*"/>
    </style:style>
    <style:style style:name="Table7.D" style:family="table-column">
      <style:table-column-properties style:column-width="0.4375in" style:rel-column-width="630*"/>
    </style:style>
    <style:style style:name="Table7.E" style:family="table-column">
      <style:table-column-properties style:column-width="0.8368in" style:rel-column-width="1205*"/>
    </style:style>
    <style:style style:name="Table7.F" style:family="table-column">
      <style:table-column-properties style:column-width="0.8417in" style:rel-column-width="1212*"/>
    </style:style>
    <style:style style:name="Table7.G" style:family="table-column">
      <style:table-column-properties style:column-width="0.9125in" style:rel-column-width="1314*"/>
    </style:style>
    <style:style style:name="Table7.H" style:family="table-column">
      <style:table-column-properties style:column-width="1.4833in" style:rel-column-width="213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5785in" style:rel-column-width="2273*"/>
    </style:style>
    <style:style style:name="Table8.B" style:family="table-column">
      <style:table-column-properties style:column-width="2.116in" style:rel-column-width="3047*"/>
    </style:style>
    <style:style style:name="Table8.C" style:family="table-column">
      <style:table-column-properties style:column-width="0.9236in" style:rel-column-width="1330*"/>
    </style:style>
    <style:style style:name="Table8.D" style:family="table-column">
      <style:table-column-properties style:column-width="2.075in" style:rel-column-width="298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1.0167in" style:rel-column-width="1464*"/>
    </style:style>
    <style:style style:name="Table9.B" style:family="table-column">
      <style:table-column-properties style:column-width="1.3625in" style:rel-column-width="1962*"/>
    </style:style>
    <style:style style:name="Table9.C" style:family="table-column">
      <style:table-column-properties style:column-width="0.5944in" style:rel-column-width="856*"/>
    </style:style>
    <style:style style:name="Table9.D" style:family="table-column">
      <style:table-column-properties style:column-width="0.7535in" style:rel-column-width="1085*"/>
    </style:style>
    <style:style style:name="Table9.E" style:family="table-column">
      <style:table-column-properties style:column-width="0.8063in" style:rel-column-width="1161*"/>
    </style:style>
    <style:style style:name="Table9.F" style:family="table-column">
      <style:table-column-properties style:column-width="0.9278in" style:rel-column-width="1336*"/>
    </style:style>
    <style:style style:name="Table9.G" style:family="table-column">
      <style:table-column-properties style:column-width="1.2319in" style:rel-column-width="1774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9507in" style:rel-column-width="1369*"/>
    </style:style>
    <style:style style:name="Table10.B" style:family="table-column">
      <style:table-column-properties style:column-width="1.2743in" style:rel-column-width="1835*"/>
    </style:style>
    <style:style style:name="Table10.C" style:family="table-column">
      <style:table-column-properties style:column-width="1.1986in" style:rel-column-width="1726*"/>
    </style:style>
    <style:style style:name="Table10.D" style:family="table-column">
      <style:table-column-properties style:column-width="0.9438in" style:rel-column-width="1359*"/>
    </style:style>
    <style:style style:name="Table10.E" style:family="table-column">
      <style:table-column-properties style:column-width="0.7049in" style:rel-column-width="1015*"/>
    </style:style>
    <style:style style:name="Table10.F" style:family="table-column">
      <style:table-column-properties style:column-width="0.7542in" style:rel-column-width="1086*"/>
    </style:style>
    <style:style style:name="Table10.G" style:family="table-column">
      <style:table-column-properties style:column-width="0.8667in" style:rel-column-width="1248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1" style:family="table">
      <style:table-properties style:width="6.6917in" table:align="left" style:writing-mode="rl-tb"/>
    </style:style>
    <style:style style:name="Table11.A" style:family="table-column">
      <style:table-column-properties style:column-width="2.791in"/>
    </style:style>
    <style:style style:name="Table11.B" style:family="table-column">
      <style:table-column-properties style:column-width="2.8951in"/>
    </style:style>
    <style:style style:name="Table11.C" style:family="table-column">
      <style:table-column-properties style:column-width="1.0056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C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4819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0292in" style:rel-column-width="2922*"/>
    </style:style>
    <style:style style:name="Table19.B" style:family="table-column">
      <style:table-column-properties style:column-width="2.2188in" style:rel-column-width="3195*"/>
    </style:style>
    <style:style style:name="Table19.C" style:family="table-column">
      <style:table-column-properties style:column-width="2.4451in" style:rel-column-width="3521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0188in" style:rel-column-width="4347*"/>
    </style:style>
    <style:style style:name="Table20.B" style:family="table-column">
      <style:table-column-properties style:column-width="3.6743in" style:rel-column-width="5291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7486in" style:rel-column-width="1078*"/>
    </style:style>
    <style:style style:name="Table21.B" style:family="table-column">
      <style:table-column-properties style:column-width="0.6688in" style:rel-column-width="963*"/>
    </style:style>
    <style:style style:name="Table21.H" style:family="table-column">
      <style:table-column-properties style:column-width="0.6514in" style:rel-column-width="938*"/>
    </style:style>
    <style:style style:name="Table21.I" style:family="table-column">
      <style:table-column-properties style:column-width="0.6118in" style:rel-column-width="881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7896in" style:rel-column-width="2577*"/>
    </style:style>
    <style:style style:name="Table22.B" style:family="table-column">
      <style:table-column-properties style:column-width="1.6076in" style:rel-column-width="2315*"/>
    </style:style>
    <style:style style:name="Table22.C" style:family="table-column">
      <style:table-column-properties style:column-width="1.5299in" style:rel-column-width="2203*"/>
    </style:style>
    <style:style style:name="Table22.D" style:family="table-column">
      <style:table-column-properties style:column-width="1.766in" style:rel-column-width="254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8111in" style:rel-column-width="4048*"/>
    </style:style>
    <style:style style:name="Table23.B" style:family="table-column">
      <style:table-column-properties style:column-width="1.9132in" style:rel-column-width="2755*"/>
    </style:style>
    <style:style style:name="Table23.C" style:family="table-column">
      <style:table-column-properties style:column-width="1.9688in" style:rel-column-width="2835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2.3035in" style:rel-column-width="3317*"/>
    </style:style>
    <style:style style:name="Table24.B" style:family="table-column">
      <style:table-column-properties style:column-width="2.3896in" style:rel-column-width="3441*"/>
    </style:style>
    <style:style style:name="Table24.C" style:family="table-column">
      <style:table-column-properties style:column-width="2in" style:rel-column-width="2880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6451in" style:rel-column-width="3809*"/>
    </style:style>
    <style:style style:name="Table25.B" style:family="table-column">
      <style:table-column-properties style:column-width="2.7444in" style:rel-column-width="3952*"/>
    </style:style>
    <style:style style:name="Table25.C" style:family="table-column">
      <style:table-column-properties style:column-width="1.3035in" style:rel-column-width="1877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6451in" style:rel-column-width="3809*"/>
    </style:style>
    <style:style style:name="Table26.B" style:family="table-column">
      <style:table-column-properties style:column-width="2.7444in" style:rel-column-width="3952*"/>
    </style:style>
    <style:style style:name="Table26.C" style:family="table-column">
      <style:table-column-properties style:column-width="1.3035in" style:rel-column-width="1877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17in" table:align="left" style:writing-mode="rl-tb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2.1729in"/>
    </style:style>
    <style:style style:name="Table12.C" style:family="table-column">
      <style:table-column-properties style:column-width="0.9319in"/>
    </style:style>
    <style:style style:name="Table12.D" style:family="table-column">
      <style:table-column-properties style:column-width="0.9521in"/>
    </style:style>
    <style:style style:name="Table12.E" style:family="table-column">
      <style:table-column-properties style:column-width="0.742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1972in" style:rel-column-width="4604*"/>
    </style:style>
    <style:style style:name="Table13.B" style:family="table-column">
      <style:table-column-properties style:column-width="3.4958in" style:rel-column-width="5034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d3d10" officeooo:paragraph-rsid="001d3d10" style:font-name-complex="B Nazanin1"/>
    </style:style>
    <style:style style:name="P26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0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1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3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35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36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37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38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39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0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1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2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3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4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45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46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47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48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4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be" officeooo:paragraph-rsid="001fd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L"/>
        <table:table-column table:style-name="Table2.H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29">میزان مهارت</text:p>
          </table:table-cell>
          <table:table-cell table:style-name="Table2.A1" office:value-type="string">
            <text:p text:style-name="P29">حقوق ماهانه</text:p>
          </table:table-cell>
          <table:table-cell table:style-name="Table2.A1" office:value-type="string">
            <text:p text:style-name="P29">مدرک تحصیلی</text:p>
          </table:table-cell>
          <table:table-cell table:style-name="Table2.A1" office:value-type="string">
            <text:p text:style-name="P29">سمت</text:p>
          </table:table-cell>
          <table:table-cell table:style-name="Table2.A1" office:value-type="string">
            <text:p text:style-name="P29">دپارتمان</text:p>
          </table:table-cell>
          <table:table-cell table:style-name="Table2.A1" office:value-type="string">
            <text:p text:style-name="P29">عکس پروفایل</text:p>
          </table:table-cell>
          <table:table-cell table:style-name="Table2.A1" office:value-type="string">
            <text:p text:style-name="P38">رمز عبور</text:p>
          </table:table-cell>
          <table:table-cell table:style-name="Table2.M1" office:value-type="string">
            <text:p text:style-name="P39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29">نام</text:p>
          </table:table-cell>
          <table:table-cell table:style-name="Table4.A1" office:value-type="string">
            <text:p text:style-name="P29">نام خانوادگی</text:p>
          </table:table-cell>
          <table:table-cell table:style-name="Table4.A1" office:value-type="string">
            <text:p text:style-name="P29">جنسیت</text:p>
          </table:table-cell>
          <table:table-cell table:style-name="Table4.A1" office:value-type="string">
            <text:p text:style-name="P29">موجودی</text:p>
          </table:table-cell>
          <table:table-cell table:style-name="Table4.A1" office:value-type="string">
            <text:p text:style-name="P29">تلفن همراه</text:p>
          </table:table-cell>
          <table:table-cell table:style-name="Table4.A1" office:value-type="string">
            <text:p text:style-name="P29">ایمیل</text:p>
          </table:table-cell>
          <table:table-cell table:style-name="Table4.H1" office:value-type="string">
            <text:p text:style-name="P39">زمان ثبت نام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6">کد رهگیری</text:p>
          </table:table-cell>
          <table:table-cell table:style-name="Table5.A1" office:value-type="string">
            <text:p text:style-name="P49">شماره کارت</text:p>
          </table:table-cell>
          <table:table-cell table:style-name="Table5.A1" office:value-type="string">
            <text:p text:style-name="P51">مبلغ</text:p>
          </table:table-cell>
          <table:table-cell table:style-name="Table5.A1" office:value-type="string">
            <text:p text:style-name="P26">زمان</text:p>
          </table:table-cell>
          <table:table-cell table:style-name="Table5.A1" office:value-type="string">
            <text:p text:style-name="P26">وضعیت</text:p>
          </table:table-cell>
          <table:table-cell table:style-name="Table5.F1" office:value-type="string">
            <text:p text:style-name="P26">نوع</text:p>
          </table:table-cell>
        </table:table-row>
      </table:table>
      <text:p text:style-name="P1"/>
      <text:p text:style-name="P42">راننده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0">نام</text:p>
          </table:table-cell>
          <table:table-cell table:style-name="Table3.A1" office:value-type="string">
            <text:p text:style-name="P30">نام خانوادگی</text:p>
          </table:table-cell>
          <table:table-cell table:style-name="Table3.A1" office:value-type="string">
            <text:p text:style-name="P30"><text:s/>تاریخ تولد</text:p>
          </table:table-cell>
          <table:table-cell table:style-name="Table3.A1" office:value-type="string">
            <text:p text:style-name="P30">شماره ملی</text:p>
          </table:table-cell>
          <table:table-cell table:style-name="Table3.A1" office:value-type="string">
            <text:p text:style-name="P30">جنسیت</text:p>
          </table:table-cell>
          <table:table-cell table:style-name="Table3.A1" office:value-type="string">
            <text:p text:style-name="P30">موجودی</text:p>
          </table:table-cell>
          <table:table-cell table:style-name="Table3.A1" office:value-type="string">
            <text:p text:style-name="P30">شماره شبا</text:p>
          </table:table-cell>
          <table:table-cell table:style-name="Table3.A1" office:value-type="string">
            <text:p text:style-name="P30">شماره تلفن</text:p>
          </table:table-cell>
          <table:table-cell table:style-name="Table3.A1" office:value-type="string">
            <text:p text:style-name="P30">کد<text:span text:style-name="T1"> </text:span>معرف<text:span text:style-name="T1">ی</text:span></text:p>
          </table:table-cell>
          <table:table-cell table:style-name="Table3.A1" office:value-type="string">
            <text:p text:style-name="P30">ناتوانی</text:p>
          </table:table-cell>
          <table:table-cell table:style-name="Table3.A1" office:value-type="string">
            <text:p text:style-name="P30">عکس پروفایل</text:p>
          </table:table-cell>
          <table:table-cell table:style-name="Table3.A1" office:value-type="string">
            <text:p text:style-name="P30">عکس گواهینامه</text:p>
          </table:table-cell>
          <table:table-cell table:style-name="Table3.A1" office:value-type="string">
            <text:p text:style-name="P30">عکس کارت ملی</text:p>
          </table:table-cell>
          <table:table-cell table:style-name="Table3.O1" office:value-type="string">
            <text:p text:style-name="P40">زمان ثبت نام</text:p>
          </table:table-cell>
        </table:table-row>
      </table:table>
      <text:p text:style-name="P3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2"><text:span text:style-name="T5">کلید خارجی به کدپرسنلی</text:span></text:p><text:p text:style-name="P53"><text:span text:style-name="T5">در جدول کارمند</text:span></text:p><text:p text:style-name="P53"><text:span text:style-name="T5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8">شناسه رانند<office:annotation loext:resolved="false"><dc:creator>Unknown Author</dc:creator><dc:date>2024-02-19T20:38:19.326765731</dc:date><text:p text:style-name="P52"><text:span text:style-name="T5">کلید خارجی به شناسه</text:span></text:p><text:p text:style-name="P53"><text:span text:style-name="T5">در جدول راننده</text:span></text:p><text:p text:style-name="P53"><text:span text:style-name="T5">همچنین در دو جدول بعدی </text:span></text:p></office:annotation>ه</text:p>
          </table:table-cell>
          <table:table-cell table:style-name="Table6.A1" office:value-type="string">
            <text:p text:style-name="P26">پلاک</text:p>
          </table:table-cell>
          <table:table-cell table:style-name="Table6.A1" office:value-type="string">
            <text:p text:style-name="P26">ظرفیت</text:p>
          </table:table-cell>
          <table:table-cell table:style-name="Table6.A1" office:value-type="string">
            <text:p text:style-name="P26">رنگ</text:p>
          </table:table-cell>
          <table:table-cell table:style-name="Table6.A1" office:value-type="string">
            <text:p text:style-name="P26">نام<text:span text:style-name="T4"> ماشین</text:span></text:p>
          </table:table-cell>
          <table:table-cell table:style-name="Table6.A1" office:value-type="string">
            <text:p text:style-name="P26">سال تولید</text:p>
          </table:table-cell>
          <table:table-cell table:style-name="Table6.A1" office:value-type="string">
            <text:p text:style-name="P26">نوع سوخت</text:p>
          </table:table-cell>
          <table:table-cell table:style-name="Table6.H1" office:value-type="string">
            <text:p text:style-name="P26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8">شناسه راننده</text:p>
          </table:table-cell>
          <table:table-cell table:style-name="Table1.A1" office:value-type="string">
            <text:p text:style-name="P27">پلاک</text:p>
          </table:table-cell>
          <table:table-cell table:style-name="Table1.A1" office:value-type="string">
            <text:p text:style-name="P27">ظرفیت</text:p>
          </table:table-cell>
          <table:table-cell table:style-name="Table1.A1" office:value-type="string">
            <text:p text:style-name="P27">رنگ</text:p>
          </table:table-cell>
          <table:table-cell table:style-name="Table1.A1" office:value-type="string">
            <text:p text:style-name="P27">نام<text:span text:style-name="T4"> ماشین</text:span></text:p>
          </table:table-cell>
          <table:table-cell table:style-name="Table1.A1" office:value-type="string">
            <text:p text:style-name="P27">سال تولید</text:p>
          </table:table-cell>
          <table:table-cell table:style-name="Table1.A1" office:value-type="string">
            <text:p text:style-name="P27">نوع سوخت</text:p>
          </table:table-cell>
          <table:table-cell table:style-name="Table1.H1" office:value-type="string">
            <text:p text:style-name="P27">عکس کارت ماشین</text:p>
          </table:table-cell>
        </table:table-row>
      </table:table>
      <text:p text:style-name="P5"/>
      <text:p text:style-name="P32"/>
      <text:p text:style-name="P5">بکسی باکس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28">شناسه راننده</text:p>
          </table:table-cell>
          <table:table-cell table:style-name="Table7.A1" office:value-type="string">
            <text:p text:style-name="P27">پلاک</text:p>
          </table:table-cell>
          <table:table-cell table:style-name="Table7.A1" office:value-type="string">
            <text:p text:style-name="P27">ظرفیت</text:p>
          </table:table-cell>
          <table:table-cell table:style-name="Table7.A1" office:value-type="string">
            <text:p text:style-name="P27">رنگ</text:p>
          </table:table-cell>
          <table:table-cell table:style-name="Table7.A1" office:value-type="string">
            <text:p text:style-name="P27">نام<text:span text:style-name="T4"> ماشین</text:span></text:p>
          </table:table-cell>
          <table:table-cell table:style-name="Table7.A1" office:value-type="string">
            <text:p text:style-name="P27">سال تولید</text:p>
          </table:table-cell>
          <table:table-cell table:style-name="Table7.A1" office:value-type="string">
            <text:p text:style-name="P27">نوع سوخت</text:p>
          </table:table-cell>
          <table:table-cell table:style-name="Table7.H1" office:value-type="string">
            <text:p text:style-name="P27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1">کد مشتری<office:annotation loext:resolved="false"><dc:creator>Unknown Author</dc:creator><dc:date>2024-02-16T21:07:26.015719050</dc:date><text:p text:style-name="P52"><text:span text:style-name="T5">کلید خارجی به کد مشتری در جدول درخواست سفر</text:span></text:p><text:p text:style-name="P52"><text:span text:style-name="T5">همچنین در دو جدول بعدی</text:span><text:span text:style-name="T5"> </text:span></text:p></office:annotation></text:p>
          </table:table-cell>
          <table:table-cell table:style-name="Table8.A1" office:value-type="string">
            <text:p text:style-name="P19">زمان<office:annotation loext:resolved="false"><dc:creator>Unknown Author</dc:creator><dc:date>2024-02-16T21:08:35.944222609</dc:date><text:p text:style-name="P53"><text:span text:style-name="T5">کلید خارجی به زمان درخواست در جدول درخواست سفر</text:span></text:p><text:p text:style-name="P53"><text:span text:style-name="T5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21">کد مشتری</text:p>
          </table:table-cell>
          <table:table-cell table:style-name="Table9.A1" office:value-type="string">
            <text:p text:style-name="P19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G1" office:value-type="string">
            <text:p text:style-name="P10">کمک مشتری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P21">کد مشتری</text:p>
          </table:table-cell>
          <table:table-cell table:style-name="Table10.A1" office:value-type="string">
            <text:p text:style-name="P19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G1" office:value-type="string">
            <text:p text:style-name="P10">ارزش کالا</text:p>
          </table:table-cell>
        </table:table-row>
      </table:table>
      <text:p text:style-name="P1"/>
      <text:p text:style-name="P1"/>
      <text:p text:style-name="P31">درخواست سفر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2"><text:span text:style-name="T4">شناسه</text:span> مشتری<office:annotation loext:resolved="false"><dc:creator>Unknown Author</dc:creator><dc:date>2024-02-16T21:10:53.108890109</dc:date><text:p text:style-name="P52"><text:span text:style-name="T5">کلید خارجی به شناسه در جدول مشتری</text:span><text:span text:style-name="T5"> </text:span></text:p></office:annotation></text:p>
          </table:table-cell>
          <table:table-cell table:style-name="Table11.A1" office:value-type="string">
            <text:p text:style-name="P17">زمان درخواست</text:p>
          </table:table-cell>
          <table:table-cell table:style-name="Table11.C1" office:value-type="string">
            <text:p text:style-name="P25">مبدا</text:p>
          </table:table-cell>
        </table:table-row>
      </table:table>
      <text:p text:style-name="P36"/>
      <text:p text:style-name="P35"/>
      <text:p text:style-name="P37">م<text:span text:style-name="T2">عر</text:span>فی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8"><office:annotation loext:resolved="false"><dc:creator>Unknown Author</dc:creator><dc:date>2024-02-16T21:13:47.673071841</dc:date><text:p text:style-name="P53"><text:span text:style-name="T5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3"><text:span text:style-name="T5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37"><text:soft-page-break/></text:p>
      <text:p text:style-name="P37"/>
      <text:p text:style-name="P33">برداشت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8"><office:annotation loext:resolved="false"><dc:creator>Unknown Author</dc:creator><dc:date>2024-02-16T21:23:57.272431110</dc:date><text:p text:style-name="P52"><text:span text:style-name="T5">کلید خارجی به کد رهگیری در جدول تراکنش</text:span></text:p><text:p text:style-name="P52"><text:span text:style-name="T5">همچنین در دو جدول بعدی</text:span><text:span text:style-name="T5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2"><text:span text:style-name="T5">کلید خارجی به شناسه در جدول راننده</text:span><text:span text:style-name="T5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3"/>
      <text:p text:style-name="P33"/>
      <text:p text:style-name="P33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8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2"><text:span text:style-name="T5">کلید خارجی به شناسه در جدول مشتری</text:span><text:span text:style-name="T5"> </text:span></text:p></office:annotation><text:span text:style-name="T4">شناسه</text:span> مشتری</text:p>
          </table:table-cell>
        </table:table-row>
      </table:table>
      <text:p text:style-name="P33"/>
      <text:p text:style-name="P33"/>
      <text:p text:style-name="P33">قبول کردن سفر</text:p>
      <table:table table:name="Table21" table:style-name="Table21">
        <table:table-column table:style-name="Table21.A"/>
        <table:table-column table:style-name="Table21.B" table:number-columns-repeated="6"/>
        <table:table-column table:style-name="Table21.H"/>
        <table:table-column table:style-name="Table21.I"/>
        <table:table-column table:style-name="Table21.B"/>
        <table:table-row>
          <table:table-cell table:style-name="Table21.A1" office:value-type="string">
            <text:p text:style-name="P18"><text:span text:style-name="T4">شناسه</text:span> <office:annotation loext:resolved="false"><dc:creator>Unknown Author</dc:creator><dc:date>2024-02-16T21:36:22.420277168</dc:date><text:p text:style-name="P52"><text:span text:style-name="T5">کلید خارجی به شناسه مشتری در جدول درخواست سفر</text:span><text:span text:style-name="T5"> </text:span></text:p></office:annotation>مشتری</text:p>
          </table:table-cell>
          <table:table-cell table:style-name="Table21.A1" office:value-type="string">
            <text:p text:style-name="P18">زمان<office:annotation loext:resolved="false"><dc:creator>Unknown Author</dc:creator><dc:date>2024-02-16T21:37:08.508047485</dc:date><text:p text:style-name="P52"><text:span text:style-name="T5">کلید خارجی به زمان درخواست در جدول درخواست سفر</text:span><text:span text:style-name="T5"> </text:span></text:p></office:annotation><text:span text:style-name="T3"> درخواست</text:span></text:p>
          </table:table-cell>
          <table:table-cell table:style-name="Table21.A1" office:value-type="string">
            <text:p text:style-name="P23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2"><text:span text:style-name="T5">کلید خارجی به شناسه در جدول راننده</text:span></text:p><text:p text:style-name="P52"><text:span text:style-name="T5">همچنین در جدول بعدی</text:span><text:span text:style-name="T5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3"/>
      <text:p text:style-name="P41"><text:s/><text:tab/></text:p>
      <text:p text:style-name="P33">گزارش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8"><text:span text:style-name="T4">شناسه</text:span> مشتری<office:annotation loext:resolved="false"><dc:creator>Unknown Author</dc:creator><dc:date>2024-02-16T21:38:28.142130853</dc:date><text:p text:style-name="P52"><text:span text:style-name="T5">کلید خارجی به شناسه در</text:span><text:span text:style-name="T5"> </text:span></text:p><text:p text:style-name="P52"><text:span text:style-name="T5">جدول مشتری</text:span></text:p><text:p text:style-name="P52"><text:span text:style-name="T5">همچنین در جدول بعدی</text:span><text:span text:style-name="T5"> </text:span></text:p></office:annotation></text:p>
          </table:table-cell>
          <table:table-cell table:style-name="Table22.A1" office:value-type="string">
            <text:p text:style-name="P18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3"/>
      <text:p text:style-name="P33"/>
      <text:p text:style-name="P33">آدرس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8"><text:span text:style-name="T4">شناسه</text:span> مشتری</text:p>
          </table:table-cell>
          <table:table-cell table:style-name="Table23.A1" office:value-type="string">
            <text:p text:style-name="P20">نام آدرس</text:p>
          </table:table-cell>
          <table:table-cell table:style-name="Table23.C1" office:value-type="string">
            <text:p text:style-name="P24">مشخصات</text:p>
          </table:table-cell>
        </table:table-row>
      </table:table>
      <text:p text:style-name="P33"/>
      <text:p text:style-name="P33"/>
      <text:p text:style-name="P33">مقصد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8"><text:span text:style-name="T4">شن</text:span><text:span text:style-name="T4"><office:annotation loext:resolved="false"><dc:creator>Unknown Author</dc:creator><dc:date>2024-02-16T21:39:35.501288095</dc:date><text:p text:style-name="P52"><text:span text:style-name="T5">کلید خارجی به شناسه مشتری در جدول درخواست سفر</text:span></text:p><text:p text:style-name="P52"><text:span text:style-name="T5">همچنین در دو جدول بعدی</text:span><text:span text:style-name="T5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8">زمان<text:span text:style-name="T3"> در</text:span><text:span text:style-name="T3"><office:annotation loext:resolved="false"><dc:creator>Unknown Author</dc:creator><dc:date>2024-02-16T21:40:36.174545559</dc:date><text:p text:style-name="P52"><text:span text:style-name="T5">کلید خارجی به زمان درخواست در جدول درخواست سفر</text:span></text:p><text:p text:style-name="P52"><text:span text:style-name="T5">همچنین در دوجدول بعدی</text:span><text:span text:style-name="T5"> </text:span></text:p></office:annotation></text:span><text:span text:style-name="T3">خواست</text:span></text:p>
          </table:table-cell>
          <table:table-cell table:style-name="Table24.C1" office:value-type="string">
            <text:p text:style-name="P18">آدرس مقصد</text:p>
          </table:table-cell>
        </table:table-row>
      </table:table>
      <text:p text:style-name="P33"/>
      <text:p text:style-name="P33"/>
      <text:p text:style-name="P33">نقاط قوت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8"><text:span text:style-name="T4">شناسه</text:span> مشتری</text:p>
          </table:table-cell>
          <table:table-cell table:style-name="Table25.A1" office:value-type="string">
            <text:p text:style-name="P18">زمان<text:span text:style-name="T3"> درخواست</text:span></text:p>
          </table:table-cell>
          <table:table-cell table:style-name="Table25.C1" office:value-type="string">
            <text:p text:style-name="P18">ویژگی</text:p>
          </table:table-cell>
        </table:table-row>
      </table:table>
      <text:p text:style-name="P33"/>
      <text:p text:style-name="P33"/>
      <text:p text:style-name="P33">نقاط ضعف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8"><text:span text:style-name="T4">شناسه</text:span> مشتری</text:p>
          </table:table-cell>
          <table:table-cell table:style-name="Table26.A1" office:value-type="string">
            <text:p text:style-name="P18">زمان<text:span text:style-name="T3"> درخواست</text:span></text:p>
          </table:table-cell>
          <table:table-cell table:style-name="Table26.C1" office:value-type="string">
            <text:p text:style-name="P18">ویژگی</text:p>
          </table:table-cell>
        </table:table-row>
      </table:table>
      <text:p text:style-name="P33"/>
      <text:p text:style-name="P33"/>
      <text:p text:style-name="P47">واریز از شرکت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45">کد پرس<office:annotation loext:resolved="false"><dc:creator>Unknown Author</dc:creator><dc:date>2024-02-23T17:36:39.687941974</dc:date><text:p text:style-name="P52"><text:span text:style-name="T5">کلید خارجی به کد پرسنلی در جدول کارمند</text:span><text:span text:style-name="T5"> </text:span></text:p></office:annotation>نلی</text:p>
          </table:table-cell>
          <table:table-cell table:style-name="Table12.A1" office:value-type="string">
            <text:p text:style-name="P45">شن<office:annotation loext:resolved="false"><dc:creator>Unknown Author</dc:creator><dc:date>2024-02-23T17:37:02.716363464</dc:date><text:p text:style-name="P52"><text:span text:style-name="T5">کلید خارجی به شناسه در جدول راننده</text:span><text:span text:style-name="T5"> </text:span></text:p></office:annotation>اسه راننده</text:p>
          </table:table-cell>
          <table:table-cell table:style-name="Table12.A1" office:value-type="string">
            <text:p text:style-name="P43">مبلغ</text:p>
          </table:table-cell>
          <table:table-cell table:style-name="Table12.A1" office:value-type="string">
            <text:p text:style-name="P43">زمان</text:p>
          </table:table-cell>
          <table:table-cell table:style-name="Table12.E1" office:value-type="string">
            <text:p text:style-name="P43"><office:annotation loext:resolved="false"><dc:creator>Unknown Author</dc:creator><dc:date>2024-02-23T17:37:22.483385586</dc:date><text:p text:style-name="P52"><text:span text:style-name="T5">پاداش از سمت شرکت یا سهم سوخت</text:span><text:span text:style-name="T5"> </text:span></text:p></office:annotation>نوع</text:p>
          </table:table-cell>
        </table:table-row>
      </table:table>
      <text:p text:style-name="P47"/>
      <text:p text:style-name="P47"/>
      <text:p text:style-name="P48">واریز جبرانی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6">کد ره<office:annotation loext:resolved="false"><dc:creator>Unknown Author</dc:creator><dc:date>2024-02-23T17:47:47.530250885</dc:date><text:p text:style-name="P52"><text:span text:style-name="T5">کلید خارجی به کد رهگیری در جدول تراکنش</text:span><text:span text:style-name="T5"> </text:span></text:p></office:annotation>گیری</text:p>
          </table:table-cell>
          <table:table-cell table:style-name="Table13.B1" office:value-type="string">
            <text:p text:style-name="P44"><office:annotation loext:resolved="false"><dc:creator>Unknown Author</dc:creator><dc:date>2024-02-23T17:47:38.716348224</dc:date><text:p text:style-name="P52"><text:span text:style-name="T5">کلید خارجی به شناسه در جدول راننده</text:span><text:span text:style-name="T5"> </text:span></text:p></office:annotation>شناسه راننده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23T19:24:21.953962109</dc:date>
    <meta:editing-duration>PT11H1M59S</meta:editing-duration>
    <meta:editing-cycles>20</meta:editing-cycles>
    <meta:generator>LibreOffice/7.5.5.2$Linux_X86_64 LibreOffice_project/50$Build-2</meta:generator>
    <meta:document-statistic meta:table-count="23" meta:image-count="0" meta:object-count="0" meta:page-count="2" meta:paragraph-count="155" meta:word-count="281" meta:character-count="1391" meta:non-whitespace-character-count="1261"/>
  </office:meta>
</office:document-meta>
</file>